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d52" officeooo:paragraph-rsid="0017ed5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ed52" officeooo:paragraph-rsid="0017ed52" style:font-weight-asian="bold" style:font-weight-complex="bold"/>
    </style:style>
    <style:style style:name="P3" style:family="paragraph" style:parent-style-name="Standard">
      <style:text-properties officeooo:rsid="0017ed52" officeooo:paragraph-rsid="001da394"/>
    </style:style>
    <style:style style:name="P4" style:family="paragraph" style:parent-style-name="Standard">
      <style:text-properties officeooo:rsid="0017ed52" officeooo:paragraph-rsid="0017ed52"/>
    </style:style>
    <style:style style:name="P5" style:family="paragraph" style:parent-style-name="Standard">
      <style:text-properties officeooo:rsid="001da394" officeooo:paragraph-rsid="001da394"/>
    </style:style>
    <style:style style:name="T1" style:family="text">
      <style:text-properties officeooo:rsid="0018ec4a"/>
    </style:style>
    <style:style style:name="T2" style:family="text">
      <style:text-properties officeooo:rsid="001bd703"/>
    </style:style>
    <style:style style:name="T3" style:family="text">
      <style:text-properties officeooo:rsid="001da3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 Me</text:p>
      <text:p text:style-name="P1"/>
      <text:p text:style-name="P1">The program's welcome message and prompts should be self-explanatory for a UHCL Computer Science B.S. student. <text:s/>If any additional information for the user is needed, please let me know and I will update the welcome message and prompts accordingly. <text:s/>Here is the welcome message:</text:p>
      <text:p text:style-name="P1"/>
      <text:p text:style-name="P1">====================================================</text:p>
      <text:p text:style-name="P1"><text:s text:c="19"/>UHCL Computer Science B.S. Degree Planner</text:p>
      <text:p text:style-name="P1">================================================<text:span text:style-name="T1">=</text:span>===</text:p>
      <text:p text:style-name="P1"/>
      <text:p text:style-name="P1">If you are a UHCL Computer Science B.S. student, this program will help you</text:p>
      <text:p text:style-name="P1">choose courses to take next term and each successive term until graduation.</text:p>
      <text:p text:style-name="P1"/>
      <text:p text:style-name="P1">First, tell the program the courses you have already completed. <text:s/>You can enter</text:p>
      <text:p text:style-name="P1">them one-at-a-time at the keyboard and/or you can enter a file name with a list</text:p>
      <text:p text:style-name="P1">of courses.</text:p>
      <text:p text:style-name="P1"/>
      <text:p text:style-name="P5">Put the file in the same folder as the program. <text:s/>In the file, list course</text:p>
      <text:p text:style-name="P5">numbers (like CSCI 1470) one-per-line. <text:s/>Anything on the line after the course</text:p>
      <text:p text:style-name="P5">number will be ignored so you can include notes after course numbers or on</text:p>
      <text:p text:style-name="P5">separate lines.</text:p>
      <text:p text:style-name="P3"/>
      <text:p text:style-name="P1">After entering your starting term, you will see a menu of courses that you are</text:p>
      <text:p text:style-name="P1">eligible to take. <text:s/>Choose courses for the term by menu number. <text:s/>The program will</text:p>
      <text:p text:style-name="P1">then restate your choices and ask you to verify them before moving to the next</text:p>
      <text:p text:style-name="P1">term.</text:p>
      <text:p text:style-name="P1"/>
      <text:p text:style-name="P1">Next to many courses in the list, there will be something that looks like</text:p>
      <text:p text:style-name="P1">"(prereq for # courses)." <text:s/>It shows that the listed course is a prerequisite for</text:p>
      <text:p text:style-name="P1">the given number of other courses. <text:s/>Since you can't take those other courses</text:p>
      <text:p text:style-name="P1">until this course is completed, it<text:span text:style-name="T2">'</text:span>s a good idea to prioritize taking courses</text:p>
      <text:p text:style-name="P1">that are prerequisites for others. <text:s/>Calculus I is a good example. <text:s/>You should</text:p>
      <text:p text:style-name="P1">also prioritize courses in the Lower-Level Core since upper-level CSCI and CENG</text:p>
      <text:p text:style-name="P1">courses can't be taken until the LLC is complete.</text:p>
      <text:p text:style-name="P1"/>
      <text:p text:style-name="P1">After you have chosen all of your courses, the program will display your</text:p>
      <text:p text:style-name="P1">complete degree plan summary. <text:s/>If you enter a file name, the summary will be</text:p>
      <text:p text:style-name="P1">saved as a text file in the same folder as the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iney</meta:initial-creator>
    <meta:creation-date>2017-11-21T18:24:16.055316514</meta:creation-date>
    <dc:date>2017-11-21T19:49:35.101478440</dc:date>
    <dc:creator>Michael Gainey</dc:creator>
    <meta:editing-duration>PT3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325" meta:character-count="1960" meta:non-whitespace-character-count="1632"/>
  </office:meta>
</office:document-meta>
</file>